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6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0" style:family="paragraph" style:parent-style-name="Normal_20__28_Web_29_">
      <style:paragraph-properties fo:margin-top="0cm" fo:margin-bottom="0cm" fo:text-align="justify" style:justify-single-word="false"/>
    </style:style>
    <style:style style:name="P11" style:family="paragraph" style:parent-style-name="Normal_20__28_Web_29_">
      <style:paragraph-properties fo:margin-top="0cm" fo:margin-bottom="0cm" fo:text-align="justify" style:justify-single-word="false" fo:orphans="0" fo:widows="0"/>
    </style:style>
    <style:style style:name="P12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4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5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7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9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4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5" style:family="paragraph" style:parent-style-name="Normal_20__28_Web_29_">
      <style:paragraph-properties fo:margin-top="0cm" fo:margin-bottom="0cm" fo:text-align="center" style:justify-single-word="false"/>
    </style:style>
    <style:style style:name="P26" style:family="paragraph" style:parent-style-name="Normal_20__28_Web_29_">
      <style:paragraph-properties fo:margin-top="0cm" fo:margin-bottom="0cm" fo:text-align="center" style:justify-single-word="false" style:snap-to-layout-grid="false"/>
    </style:style>
    <style:style style:name="P27" style:family="paragraph" style:parent-style-name="Normal_20__28_Web_29_">
      <style:paragraph-properties fo:margin-top="0cm" fo:margin-bottom="0cm" style:line-height-at-least="0.176cm" fo:text-align="justify" style:justify-single-word="false"/>
    </style:style>
    <style:style style:name="P28" style:family="paragraph" style:parent-style-name="Normal_20__28_Web_29_">
      <style:paragraph-properties fo:margin-top="0cm" fo:margin-bottom="0cm" fo:text-align="start" style:justify-single-word="false"/>
    </style:style>
    <style:style style:name="P29" style:family="paragraph" style:parent-style-name="Normal_20__28_Web_29_">
      <style:paragraph-properties fo:margin-top="0cm" fo:margin-bottom="0cm" fo:text-align="justify" style:justify-single-word="false" fo:orphans="0" fo:widows="0"/>
      <style:text-properties style:font-name="Arial" style:font-name-complex="Arial"/>
    </style:style>
    <style:style style:name="P30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1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2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</style:style>
    <style:style style:name="P33" style:family="paragraph" style:parent-style-name="Standard"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39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5" style:family="paragraph" style:parent-style-name="Normal_20__28_Web_29_" style:master-page-name="Standard">
      <style:paragraph-properties fo:text-align="start" style:justify-single-word="false" style:page-number="auto"/>
      <style:text-properties style:font-name="Nimbus Roman No9 L1" fo:font-weight="bold" style:font-weight-asian="bold" style:font-weight-complex="bold"/>
    </style:style>
    <style:style style:name="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T2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3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4" style:family="text">
      <style:text-properties fo:font-size="10pt" fo:background-color="#ffffff" style:font-size-asian="10pt" style:font-name-complex="Arial" style:font-size-complex="10pt"/>
    </style:style>
    <style:style style:name="T5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6" style:family="text">
      <style:text-properties fo:color="#000000" style:font-name="Nimbus Roman No9 L" fo:font-weight="bold" style:font-weight-asian="bold" style:font-name-complex="Nimbus Roman No9 L" style:font-weight-complex="bold"/>
    </style:style>
    <style:style style:name="T7" style:family="text">
      <style:text-properties fo:color="#000000" style:font-name="Nimbus Roman No9 L" fo:font-weight="normal" style:font-name-asian="Arial" style:font-weight-asian="normal" style:font-name-complex="Nimbus Roman No9 L" style:font-weight-complex="normal"/>
    </style:style>
    <style:style style:name="T8" style:family="text">
      <style:text-properties fo:color="#000000" style:font-name="Nimbus Roman No9 L" style:font-name-complex="Nimbus Roman No9 L"/>
    </style:style>
    <style:style style:name="T9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T10" style:family="text"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11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2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1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15" style:family="text">
      <style:text-properties fo:color="#000000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1pt" fo:language="en" fo:country="US" style:text-underline-style="none" style:font-size-asian="11pt" style:font-size-complex="11pt"/>
    </style:style>
    <style:style style:name="T18" style:family="text">
      <style:text-properties fo:color="#000000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T19" style:family="text">
      <style:text-properties fo:color="#000000" style:font-name="Nimbus Roman No9 L1" fo:font-weight="bold" style:font-weight-asian="bold" style:font-name-complex="Nimbus Roman No9 L" style:font-weight-complex="bold"/>
    </style:style>
    <style:style style:name="T20" style:family="text">
      <style:text-properties fo:color="#000000" style:font-name="Nimbus Roman No9 L1" fo:font-weight="bold" style:font-weight-asian="bold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style:font-name-asian="Verdana1" style:font-style-asian="normal" style:font-name-complex="Verdana1" style:font-style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5">{</text:span><text:span text:style-name="T17">nroEvaluacion</text:span><text:span text:style-name="T18">}</text:span></text:p>
      <text:p text:style-name="P39"><text:span text:style-name="T16">Cumaná,</text:span><text:span text:style-name="T21"> </text:span><text:span text:style-name="Fuente_20_de_20_párrafo_20_predeter."><text:span text:style-name="T13">{diaNumero}</text:span></text:span><text:span text:style-name="Fuente_20_de_20_párrafo_20_predeter."><text:span text:style-name="T14"> </text:span></text:span><text:span text:style-name="Fuente_20_de_20_párrafo_20_predeter."><text:span text:style-name="T13">de </text:span></text:span><text:span text:style-name="Fuente_20_de_20_párrafo_20_predeter."><text:span text:style-name="T14">{mes} </text:span></text:span><text:span text:style-name="Fuente_20_de_20_párrafo_20_predeter."><text:span text:style-name="T13">de</text:span></text:span><text:span text:style-name="Fuente_20_de_20_párrafo_20_predeter."><text:span text:style-name="T14"> {anio}</text:span></text:span></text:p>
      <text:p text:style-name="P30"/>
      <text:p text:style-name="P32"><text:span text:style-name="T6">INFORME DE EVALUACIÓN CUALITATIVA Y CUANTITATIVA DE LAS <text:s/>OFERTAS RECIBIDAS DE LAS EMPRESAS PARTICIPANTES EN LA CONSULTA DE PRECIOS Nº </text:span><text:span text:style-name="T19">{n</text:span><text:span text:style-name="T20">roSolicitud</text:span><text:span text:style-name="T19">}</text:span><text:span text:style-name="T6"> DE FECHA {FechaDocumento}</text:span></text:p>
      <text:p text:style-name="P30"/>
      <text:p text:style-name="P10"><text:span text:style-name="T6">OBJETO: </text:span><text:span text:style-name="T7">{objeto}</text:span></text:p>
      <text:p text:style-name="P12"/>
      <text:p text:style-name="P12">CRITERIOS DE EVALUACIÓN:</text:p>
      <text:p text:style-name="P31"/>
      <text:p text:style-name="P11"><text:span text:style-name="T6">Cualitativos: </text:span><text:span text:style-name="T8">Los oferentes deberán demostrar, a través de la documentación que poseen capacidad técnica para ejecutar el contrato, en caso de obtener la adjudicación. Se otorgará</text:span><text:span text:style-name="T6"> CINCUENTA (50) </text:span><text:span text:style-name="T8">puntos al aspecto cualitativo, según las especificaciones técnicas requeridas por la Unidad Usuaria y la Unidad Contratante, según lo siguiente:</text:span></text:p>
      <text:p text:style-name="P17"/>
      <text:p text:style-name="P9">{proveedores}</text:p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33"/>
          </table:table-cell>
          <table:table-cell table:style-name="Tabla4.A1" table:number-columns-spanned="3" office:value-type="string">
            <text:p text:style-name="P33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33"/>
          </table:table-cell>
        </table:table-row>
        <table:table-row>
          <table:table-cell table:style-name="Tabla4.A2" office:value-type="string">
            <text:p text:style-name="P34">Proveedor</text:p>
          </table:table-cell>
          <table:table-cell table:style-name="Tabla4.A2" office:value-type="string">
            <text:p text:style-name="P34">Requerimientos Técnico</text:p>
          </table:table-cell>
          <table:table-cell table:style-name="Tabla4.A2" office:value-type="string">
            <text:p text:style-name="P34">Tiempo de Entrega</text:p>
          </table:table-cell>
          <table:table-cell table:style-name="Tabla4.A2" office:value-type="string">
            <text:p text:style-name="P34">Condiciones de Pago (5 días después de emitida la factura)<text:tab/></text:p>
          </table:table-cell>
          <table:table-cell table:style-name="Tabla4.E2" office:value-type="string">
            <text:p text:style-name="P34">Total</text:p>
          </table:table-cell>
        </table:table-row>
        <table:table-row>
          <table:table-cell table:style-name="Tabla4.A2" office:value-type="string">
            <text:p text:style-name="P35">[!-- BEGIN row.articles --]{titreArticle}</text:p>
          </table:table-cell>
          <table:table-cell table:style-name="Tabla4.A2" office:value-type="string">
            <text:p text:style-name="P38">{reque}</text:p>
          </table:table-cell>
          <table:table-cell table:style-name="Tabla4.A2" office:value-type="string">
            <text:p text:style-name="P36">{tiempoEntrega}</text:p>
          </table:table-cell>
          <table:table-cell table:style-name="Tabla4.A2" office:value-type="string">
            <text:p text:style-name="P37">{condiPago}</text:p>
          </table:table-cell>
          <table:table-cell table:style-name="Tabla4.E2" office:value-type="string">
            <text:p text:style-name="P34"><text:span text:style-name="T23">{texteArticle}</text:span><text:span text:style-name="T23">[!-- END row.articles --]</text:span></text:p>
          </table:table-cell>
        </table:table-row>
      </table:table>
      <text:p text:style-name="P28"/>
      <text:p text:style-name="P28"><text:s/></text:p>
      <text:p text:style-name="P14"/>
      <text:p text:style-name="P14"/>
      <text:p text:style-name="P11"><text:span text:style-name="T6">Cuantitativos: </text:span><text:span text:style-name="T8">Una vez obtenida la puntuación de la evaluación cualitativa, se procederá a comparar y evaluar las ofertas económicas presentadas, asignándole una ponderación máxima de </text:span><text:span text:style-name="T6">CINCUENTA (50)</text:span><text:span text:style-name="T8"> puntos, según lo siguiente:</text:span></text:p>
      <text:p text:style-name="P14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ext:soft-page-break/>
        <table:table-row>
          <table:table-cell table:style-name="Tabla3.A1" table:number-columns-spanned="6" office:value-type="string">
            <text:p text:style-name="P43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1">Oferta</text:p>
          </table:table-cell>
          <table:table-cell table:style-name="Tabla3.A2" office:value-type="string">
            <text:p text:style-name="P41">Condición </text:p>
          </table:table-cell>
          <table:table-cell table:style-name="Tabla3.A2" office:value-type="string">
            <text:p text:style-name="P41">Bs.</text:p>
          </table:table-cell>
          <table:table-cell table:style-name="Tabla3.A2" office:value-type="string">
            <text:p text:style-name="P41">PMO/POE</text:p>
          </table:table-cell>
          <table:table-cell table:style-name="Tabla3.A2" office:value-type="string">
            <text:p text:style-name="P41">PMP</text:p>
          </table:table-cell>
          <table:table-cell table:style-name="Tabla3.F2" office:value-type="string">
            <text:p text:style-name="P41">PP=(PMO/POE)*PMP</text:p>
          </table:table-cell>
        </table:table-row>
        <table:table-row>
          <table:table-cell table:style-name="Tabla3.A3" office:value-type="string">
            <text:p text:style-name="P2"><text:span text:style-name="T22">[!-- BEGIN row.fila --]</text:span><text:span text:style-name="T24">{titreArticle}</text:span></text:p>
          </table:table-cell>
          <table:table-cell table:style-name="Tabla3.A3" office:value-type="string">
            <text:p text:style-name="P44">{textoCondicionProveedor}</text:p>
          </table:table-cell>
          <table:table-cell table:style-name="Tabla3.A3" office:value-type="string">
            <text:p text:style-name="P44">{precioEconomicoProveedor}</text:p>
          </table:table-cell>
          <table:table-cell table:style-name="Tabla3.A3" office:value-type="string">
            <text:p text:style-name="P44">{formulaPMO_POE}</text:p>
          </table:table-cell>
          <table:table-cell table:style-name="Tabla3.A3" office:value-type="string">
            <text:p text:style-name="P44">{formulaPMP}</text:p>
          </table:table-cell>
          <table:table-cell table:style-name="Tabla3.F3" office:value-type="string">
            <text:p text:style-name="P3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0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2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p text:style-name="P14"/>
      <text:p text:style-name="P14">EVALUACIÓN DE LAS OFERTAS:</text:p>
      <text:p text:style-name="P13"/>
      <text:p text:style-name="P14">De la evaluación total (cualitativa y cuantitativa) se obtuvo las ponderaciones siguientes: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6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6">OFERENTE</text:p>
          </table:table-cell>
          <table:table-cell table:style-name="Tabla1.A2" table:number-rows-spanned="2" office:value-type="string">
            <text:p text:style-name="P16">EMPRESA</text:p>
          </table:table-cell>
          <table:table-cell table:style-name="Tabla1.A2" table:number-columns-spanned="2" office:value-type="string">
            <text:p text:style-name="P16">PUNTUACIÓN CRITERIOS</text:p>
          </table:table-cell>
          <table:covered-table-cell/>
          <table:table-cell table:style-name="Tabla1.A1" table:number-rows-spanned="2" office:value-type="string">
            <text:p text:style-name="P16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6">CUALITATIVOS</text:p>
          </table:table-cell>
          <table:table-cell table:style-name="Tabla1.A2" office:value-type="string">
            <text:p text:style-name="P16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5">[!-- BEGIN row.total --]{titreArticle}</text:p>
          </table:table-cell>
          <table:table-cell table:style-name="Tabla1.A2" office:value-type="string">
            <text:p text:style-name="P33">{textoProveedor}</text:p>
          </table:table-cell>
          <table:table-cell table:style-name="Tabla1.A2" office:value-type="string">
            <text:p text:style-name="P33">{cuali}</text:p>
          </table:table-cell>
          <table:table-cell table:style-name="Tabla1.A2" office:value-type="string">
            <text:p text:style-name="P33">{cuanti}</text:p>
          </table:table-cell>
          <table:table-cell table:style-name="Tabla1.A1" office:value-type="string">
            <text:p text:style-name="P4">{texteArticle}[!-- END row.total --]</text:p>
          </table:table-cell>
        </table:table-row>
      </table:table>
      <text:p text:style-name="P11"/>
      <text:p text:style-name="P13"/>
      <text:p text:style-name="P13"/>
      <text:p text:style-name="P13">CONCLUSIÓN:</text:p>
      <text:p text:style-name="P13"/>
      <text:p text:style-name="P15">{conclusion}</text:p>
      <text:p text:style-name="P27"/>
      <text:p text:style-name="P24"/>
      <text:p text:style-name="P13">RECOMENDACIÓN:</text:p>
      <text:p text:style-name="P18">{recomendacion}</text:p>
      <text:p text:style-name="P2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26"><text:span text:style-name="T2">Dirección</text:span><text:span text:style-name="T3"> </text:span><text:span text:style-name="T2">de</text:span><text:span text:style-name="T3"> </text:span><text:span text:style-name="T2">Administración</text:span><text:span text:style-name="T3"> </text:span><text:span text:style-name="T2">(Unidad</text:span><text:span text:style-name="T3"> </text:span><text:span text:style-name="T2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5"><text:span text:style-name="T9">Lic. </text:span><text:span text:style-name="T10">{nombreDirector}</text:span></text:p>
            <text:p text:style-name="P25"><text:span text:style-name="T11">Director</text:span><text:span text:style-name="T12"> </text:span><text:span text:style-name="T11">de</text:span><text:span text:style-name="T12"> </text:span><text:span text:style-name="T11">Administración</text:span></text:p>
          </table:table-cell>
          <table:table-cell table:style-name="Tabla2.A1" office:value-type="string">
            <text:p text:style-name="P22"/>
            <text:p text:style-name="P22"/>
            <text:p text:style-name="P22">{nombreAnalista}</text:p>
            <text:p text:style-name="P23">{cargoAnalista}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3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style:font-name="Arial" fo:font-size="10pt" fo:language="es" fo:country="MX" style:font-size-asian="10pt" style:language-asian="zxx" style:country-asian="none" style:font-name-complex="Arial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T2" style:family="text">
      <style:text-properties fo:font-size="10pt" fo:background-color="#ffffff" style:font-size-asian="10pt" style:font-name-complex="Arial" style:font-size-complex="10pt"/>
    </style:style>
    <style:style style:name="MT3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char" svg:x="0.108cm" svg:y="0.143cm" svg:width="2.286cm" svg:height="2.071cm" draw:z-index="2"><draw:image xlink:href="Pictures/10000000000002210000016F266231DA.jpg" xlink:type="simple" xlink:show="embed" xlink:actuate="onLoad"/></draw:frame><text:span text:style-name="MT1"><text:tab/></text:span><text:span text:style-name="MT1"> <text:s text:c="2"/>REPÚBLICA BOLIVARIANA DE VENEZUELA</text:span><draw:frame draw:style-name="Mfr2" draw:name="gráficos2" text:anchor-type="char" svg:x="13.623cm" svg:y="-0.157cm" svg:width="2.201cm" svg:height="2.138cm" draw:z-index="5"><draw:image xlink:href="Pictures/10000000000001B5000001CADA8A1581.jpg" xlink:type="simple" xlink:show="embed" xlink:actuate="onLoad"/></draw:frame></text:p>
        <text:p text:style-name="MP1"><text:tab/>CONTRALORÍA DEL ESTADO SUCRE</text:p>
        <text:p text:style-name="MP1"><text:tab/>DIRECCIÓN DE ADMINISTRACIÓN</text:p>
        <text:p text:style-name="MP1"><text:tab/>DIVISIÓN DE COMPRAS Y SUMINISTROS </text:p>
        <text:p text:style-name="MP1"/>
      </style:header>
      <style:footer>
        <text:p text:style-name="MP2">Dirección: Avenida Arismendi, Edificio Palacio Legislativo, Cumaná, Edo. Sucre Teléfonos: (0293) 4320708 <text:s text:c="5"/>4323658. Directo: Tele Fax 4323447 Correo Electrónico: despacho@cgesucre.gob.ve</text:p>
        <text:p text:style-name="MP3"/>
        <text:p text:style-name="MP4"><text:span text:style-name="Page_20_Number"><text:span text:style-name="MT2"><text:page-number text:select-page="current">3</text:page-number></text:span></text:span><text:span text:style-name="MT3">/</text:span><text:span text:style-name="Page_20_Number"><text:span text:style-name="MT2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3-02-27T16:28:52</dc:date>
    <meta:print-date>2012-08-30T16:14:00</meta:print-date>
    <meta:editing-cycles>112</meta:editing-cycles>
    <meta:editing-duration>PT16H30M32S</meta:editing-duration>
    <meta:generator>LibreOffice/3.5$Linux_x86 LibreOffice_project/350m1$Build-202</meta:generator>
    <meta:document-statistic meta:table-count="4" meta:image-count="2" meta:object-count="0" meta:page-count="3" meta:paragraph-count="67" meta:word-count="303" meta:character-count="2345" meta:non-whitespace-character-count="2097"/>
  </office:meta>
</office:document-meta>
</file>